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666666" fo:padding="0.097cm" fo:border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666666" fo:padding="0.097cm" fo:border="0.5pt solid #000000">
        <style:background-image/>
      </style:table-cell-properties>
    </style:style>
    <style:style style:name="P1" style:family="paragraph" style:parent-style-name="Header">
      <style:text-properties fo:color="#808080" loext:opacity="100%"/>
    </style:style>
    <style:style style:name="P2" style:family="paragraph" style:parent-style-name="Header">
      <style:text-properties fo:color="#808080" loext:opacity="100%" officeooo:rsid="001ec073" officeooo:paragraph-rsid="001ec073"/>
    </style:style>
    <style:style style:name="P3" style:family="paragraph" style:parent-style-name="Header">
      <style:paragraph-properties fo:text-align="end" style:justify-single-word="false"/>
      <style:text-properties fo:color="#808080" loext:opacity="100%" officeooo:rsid="001ec073" officeooo:paragraph-rsid="001ec073"/>
    </style:style>
    <style:style style:name="P4" style:family="paragraph" style:parent-style-name="Header">
      <style:paragraph-properties fo:text-align="end" style:justify-single-word="false"/>
      <style:text-properties fo:color="#808080" loext:opacity="100%" officeooo:rsid="0022dcb1" officeooo:paragraph-rsid="0022dcb1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officeooo:rsid="001ccf58" officeooo:paragraph-rsid="001ccf58" style:font-size-asian="21pt" style:font-style-asian="normal" style:font-weight-asian="bold" style:font-size-complex="2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style="normal" style:text-underline-style="none" fo:font-weight="normal" officeooo:rsid="001ccf58" officeooo:paragraph-rsid="001ccf58" style:font-size-asian="19.25pt" style:font-style-asian="normal" style:font-weight-asian="normal" style:font-size-complex="2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ccf58" officeooo:paragraph-rsid="001ccf58" style:font-size-asian="17.5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ccf58" officeooo:paragraph-rsid="00333783" style:font-size-asian="17.5pt" style:font-style-asian="normal" style:font-weight-asian="normal" style:font-size-complex="2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ccf58" officeooo:paragraph-rsid="0037ff1a" style:font-size-asian="17.5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1ccf58" officeooo:paragraph-rsid="00535040" style:font-size-asian="17.5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1ccf58" officeooo:paragraph-rsid="001ccf58" style:font-size-asian="17.5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20pt" fo:font-style="normal" style:text-underline-style="solid" style:text-underline-width="auto" style:text-underline-color="font-color" fo:font-weight="normal" officeooo:rsid="001ccf58" officeooo:paragraph-rsid="00333783" style:font-size-asian="17.5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1ccf58" officeooo:paragraph-rsid="00228c51" style:font-size-asian="17.5pt" style:font-style-asian="normal" style:font-weight-asian="normal" style:font-size-complex="2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1ccf58" officeooo:paragraph-rsid="0037ff1a" style:font-size-asian="17.5pt" style:font-style-asian="normal" style:font-weight-asian="normal" style:font-size-complex="2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20pt" fo:font-style="normal" style:text-underline-style="solid" style:text-underline-width="auto" style:text-underline-color="font-color" fo:font-weight="normal" officeooo:rsid="001ccf58" officeooo:paragraph-rsid="0037ff1a" style:font-size-asian="17.5pt" style:font-style-asian="normal" style:font-weight-asian="normal" style:font-size-complex="20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size="20pt" fo:font-style="normal" style:text-underline-style="solid" style:text-underline-width="auto" style:text-underline-color="font-color" fo:font-weight="normal" officeooo:rsid="001ccf58" officeooo:paragraph-rsid="00535040" style:font-size-asian="17.5pt" style:font-style-asian="normal" style:font-weight-asian="normal" style:font-size-complex="2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28c51" officeooo:paragraph-rsid="00228c51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4b6d0" officeooo:paragraph-rsid="0024b6d0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5a532" officeooo:paragraph-rsid="0025a532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26d6ca" officeooo:paragraph-rsid="0026d6ca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34d8fc" officeooo:paragraph-rsid="0034d8fc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3639f0" officeooo:paragraph-rsid="003639f0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333783" officeooo:paragraph-rsid="0034d8fc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392ddd" officeooo:paragraph-rsid="00392ddd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392ddd" officeooo:paragraph-rsid="00535040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37ff1a" officeooo:paragraph-rsid="00392ddd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3d0f9a" officeooo:paragraph-rsid="003d0f9a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1e358" officeooo:paragraph-rsid="004328fe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1e358" officeooo:paragraph-rsid="0048b78c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7f92c" officeooo:paragraph-rsid="0047f92c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aa5ac" officeooo:paragraph-rsid="004aa5ac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d3b0f" officeooo:paragraph-rsid="004d3b0f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f8990" officeooo:paragraph-rsid="004f8990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52e4cd" officeooo:paragraph-rsid="0052e4cd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56fff6" officeooo:paragraph-rsid="0056fff6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58eb29" officeooo:paragraph-rsid="0058eb29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59a86f" officeooo:paragraph-rsid="0059a86f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5ce74d" officeooo:paragraph-rsid="005ce74d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050c0" officeooo:paragraph-rsid="006050c0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1f1a9" officeooo:paragraph-rsid="0061f1a9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56b9c" officeooo:paragraph-rsid="00656b9c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74596" officeooo:paragraph-rsid="00674596" style:font-size-asian="14pt" style:font-style-asian="normal" style:font-weight-asian="normal" style:font-size-complex="16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b4859" officeooo:paragraph-rsid="006b4859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edfc4" officeooo:paragraph-rsid="006edfc4" style:font-size-asian="14pt" style:font-style-asian="normal" style:font-weight-asian="normal" style:font-size-complex="16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edfc4" officeooo:paragraph-rsid="00732da8" style:font-size-asian="14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ffffff" loext:opacity="100%" fo:font-size="16pt" fo:font-style="normal" style:text-underline-style="none" fo:font-weight="normal" officeooo:rsid="0034d8fc" officeooo:paragraph-rsid="0034d8fc" style:font-size-asian="14pt" style:font-style-asian="normal" style:font-weight-asian="normal" style:font-size-complex="16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ffffff" loext:opacity="100%" fo:font-size="16pt" fo:font-style="normal" style:text-underline-style="none" fo:font-weight="normal" officeooo:rsid="00392ddd" officeooo:paragraph-rsid="00392ddd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6pt" fo:font-style="normal" style:text-underline-style="none" fo:font-weight="normal" officeooo:rsid="0024b6d0" officeooo:paragraph-rsid="0024b6d0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size="16pt" fo:font-style="normal" style:text-underline-style="none" fo:font-weight="normal" officeooo:rsid="0025a532" officeooo:paragraph-rsid="0025a532" style:font-size-asian="14pt" style:font-style-asian="normal" style:font-weight-asian="normal" style:font-size-complex="16pt" style:font-style-complex="normal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6pt" fo:font-style="normal" style:text-underline-style="none" fo:font-weight="normal" officeooo:rsid="0025a532" officeooo:paragraph-rsid="0025a532" style:font-size-asian="14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6pt" fo:font-style="normal" style:text-underline-style="none" fo:font-weight="normal" officeooo:rsid="0026d6ca" officeooo:paragraph-rsid="0026d6ca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6pt" fo:font-style="normal" style:text-underline-style="none" fo:font-weight="normal" officeooo:rsid="00283e64" officeooo:paragraph-rsid="00283e64" style:font-size-asian="14pt" style:font-style-asian="normal" style:font-weight-asian="normal" style:font-size-complex="16pt" style:font-style-complex="normal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size="16pt" fo:font-style="normal" style:text-underline-style="none" fo:font-weight="normal" officeooo:rsid="0029c39c" officeooo:paragraph-rsid="0029c39c" style:font-size-asian="14pt" style:font-style-asian="normal" style:font-weight-asian="normal" style:font-size-complex="16pt" style:font-style-complex="normal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fo:font-size="16pt" fo:font-style="normal" style:text-underline-style="none" fo:font-weight="normal" officeooo:rsid="002b6d62" officeooo:paragraph-rsid="002b6d62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fo:font-size="16pt" fo:font-style="normal" style:text-underline-style="none" fo:font-weight="normal" officeooo:rsid="002c37ab" officeooo:paragraph-rsid="002c37ab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050c0" officeooo:paragraph-rsid="006050c0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edfc4" officeooo:paragraph-rsid="006edfc4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79c30e" officeooo:paragraph-rsid="0079c30e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officeooo:rsid="0079c30e" officeooo:paragraph-rsid="0079c30e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7a454b" officeooo:paragraph-rsid="007a454b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7ad8b2" officeooo:paragraph-rsid="007ad8b2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officeooo:rsid="007b6c06" officeooo:paragraph-rsid="007b6c06" style:font-size-asian="14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officeooo:rsid="007d48bf" officeooo:paragraph-rsid="007d48bf" style:font-size-asian="14pt" style:font-style-asian="normal" style:font-weight-asian="normal" style:font-size-complex="16pt" style:font-style-complex="normal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officeooo:rsid="007ecf7a" officeooo:paragraph-rsid="007ecf7a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80769" officeooo:paragraph-rsid="0086ad7f" style:font-size-asian="14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79c30e" officeooo:paragraph-rsid="0079c30e" style:font-size-asian="20pt" style:font-style-asian="normal" style:font-weight-asian="normal" style:font-size-complex="20pt" style:font-style-complex="normal" style:font-weight-complex="normal"/>
    </style:style>
    <style:style style:name="P6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ec073"/>
    </style:style>
    <style:style style:name="T2" style:family="text">
      <style:text-properties officeooo:rsid="0022dcb1"/>
    </style:style>
    <style:style style:name="T3" style:family="text">
      <style:text-properties officeooo:rsid="002a82df"/>
    </style:style>
    <style:style style:name="T4" style:family="text">
      <style:text-properties style:text-position="0% 100%" style:font-name="Liberation Serif" officeooo:rsid="002e1c17" style:font-name-asian="Liberation Serif" style:font-name-complex="Liberation Serif"/>
    </style:style>
    <style:style style:name="T5" style:family="text">
      <style:text-properties fo:color="#2a6099" loext:opacity="100%"/>
    </style:style>
    <style:style style:name="T6" style:family="text">
      <style:text-properties officeooo:rsid="00300034"/>
    </style:style>
    <style:style style:name="T7" style:family="text">
      <style:text-properties officeooo:rsid="00333783"/>
    </style:style>
    <style:style style:name="T8" style:family="text">
      <style:text-properties fo:color="#ff8000" loext:opacity="100%"/>
    </style:style>
    <style:style style:name="T9" style:family="text">
      <style:text-properties fo:color="#ff8000" loext:opacity="100%" fo:background-color="#666666" loext:char-shading-value="0"/>
    </style:style>
    <style:style style:name="T10" style:family="text">
      <style:text-properties fo:color="#ff8000" loext:opacity="100%" officeooo:rsid="004328fe" fo:background-color="#666666" loext:char-shading-value="0"/>
    </style:style>
    <style:style style:name="T11" style:family="text">
      <style:text-properties fo:color="#ff8000" loext:opacity="100%" officeooo:rsid="00452c2c" fo:background-color="#666666" loext:char-shading-value="0"/>
    </style:style>
    <style:style style:name="T12" style:family="text">
      <style:text-properties fo:color="#ff8000" loext:opacity="100%" fo:font-style="italic" officeooo:rsid="0048b78c" fo:background-color="#666666" loext:char-shading-value="0" style:font-style-asian="italic" style:font-style-complex="italic"/>
    </style:style>
    <style:style style:name="T13" style:family="text">
      <style:text-properties fo:color="#ff8000" loext:opacity="100%" fo:background-color="#b2b2b2" loext:char-shading-value="0"/>
    </style:style>
    <style:style style:name="T14" style:family="text">
      <style:text-properties fo:color="#77bc65" loext:opacity="100%"/>
    </style:style>
    <style:style style:name="T15" style:family="text">
      <style:text-properties fo:color="#729fcf" loext:opacity="100%"/>
    </style:style>
    <style:style style:name="T16" style:family="text">
      <style:text-properties fo:color="#729fcf" loext:opacity="100%" fo:background-color="#666666" loext:char-shading-value="0"/>
    </style:style>
    <style:style style:name="T17" style:family="text">
      <style:text-properties fo:color="#ffffff" loext:opacity="100%"/>
    </style:style>
    <style:style style:name="T18" style:family="text">
      <style:text-properties fo:color="#ffffff" loext:opacity="100%" fo:background-color="#666666" loext:char-shading-value="0"/>
    </style:style>
    <style:style style:name="T19" style:family="text">
      <style:text-properties fo:color="#ffffff" loext:opacity="100%" officeooo:rsid="00355663" fo:background-color="#666666" loext:char-shading-value="0"/>
    </style:style>
    <style:style style:name="T20" style:family="text">
      <style:text-properties fo:color="#ffffff" loext:opacity="100%" fo:font-weight="bold" style:font-weight-asian="bold" style:font-weight-complex="bold"/>
    </style:style>
    <style:style style:name="T21" style:family="text">
      <style:text-properties officeooo:rsid="0037ff1a"/>
    </style:style>
    <style:style style:name="T22" style:family="text">
      <style:text-properties fo:color="#00a933" loext:opacity="100%"/>
    </style:style>
    <style:style style:name="T23" style:family="text">
      <style:text-properties style:use-window-font-color="true" loext:opacity="0%" fo:background-color="transparent" loext:char-shading-value="0"/>
    </style:style>
    <style:style style:name="T24" style:family="text">
      <style:text-properties style:use-window-font-color="true" loext:opacity="0%" officeooo:rsid="004328fe" fo:background-color="transparent" loext:char-shading-value="0"/>
    </style:style>
    <style:style style:name="T25" style:family="text">
      <style:text-properties style:use-window-font-color="true" loext:opacity="0%" officeooo:rsid="00452c2c" fo:background-color="transparent" loext:char-shading-value="0"/>
    </style:style>
    <style:style style:name="T26" style:family="text">
      <style:text-properties style:use-window-font-color="true" loext:opacity="0%" officeooo:rsid="004725ff" fo:background-color="transparent" loext:char-shading-value="0"/>
    </style:style>
    <style:style style:name="T27" style:family="text">
      <style:text-properties style:use-window-font-color="true" loext:opacity="0%" officeooo:rsid="00514ed8" fo:background-color="transparent" loext:char-shading-value="0"/>
    </style:style>
    <style:style style:name="T28" style:family="text">
      <style:text-properties fo:color="#5983b0" loext:opacity="100%"/>
    </style:style>
    <style:style style:name="T29" style:family="text">
      <style:text-properties fo:color="#e6e905" loext:opacity="100%"/>
    </style:style>
    <style:style style:name="T30" style:family="text">
      <style:text-properties fo:color="#acb20c" loext:opacity="100%" fo:background-color="#666666" loext:char-shading-value="0"/>
    </style:style>
    <style:style style:name="T31" style:family="text">
      <style:text-properties officeooo:rsid="003f0709"/>
    </style:style>
    <style:style style:name="T32" style:family="text">
      <style:text-properties officeooo:rsid="0040da06"/>
    </style:style>
    <style:style style:name="T33" style:family="text">
      <style:text-properties officeooo:rsid="00484c26"/>
    </style:style>
    <style:style style:name="T34" style:family="text">
      <style:text-properties officeooo:rsid="004dff61"/>
    </style:style>
    <style:style style:name="T35" style:family="text">
      <style:text-properties fo:color="#800080" loext:opacity="100%" fo:background-color="#999999" loext:char-shading-value="0"/>
    </style:style>
    <style:style style:name="T36" style:family="text">
      <style:text-properties officeooo:rsid="005229c0"/>
    </style:style>
    <style:style style:name="T37" style:family="text">
      <style:text-properties officeooo:rsid="0052e4cd"/>
    </style:style>
    <style:style style:name="T38" style:family="text">
      <style:text-properties officeooo:rsid="00535040"/>
    </style:style>
    <style:style style:name="T39" style:family="text">
      <style:text-properties officeooo:rsid="00554d5f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554d5f" style:font-style-asian="italic" style:font-style-complex="italic"/>
    </style:style>
    <style:style style:name="T42" style:family="text">
      <style:text-properties fo:font-style="italic" officeooo:rsid="00710e4b" style:font-style-asian="italic" style:font-style-complex="italic"/>
    </style:style>
    <style:style style:name="T43" style:family="text">
      <style:text-properties fo:background-color="#b2b2b2" loext:char-shading-value="0"/>
    </style:style>
    <style:style style:name="T44" style:family="text">
      <style:text-properties officeooo:rsid="005af8d5"/>
    </style:style>
    <style:style style:name="T45" style:family="text">
      <style:text-properties officeooo:rsid="005e56c0"/>
    </style:style>
    <style:style style:name="T46" style:family="text">
      <style:text-properties officeooo:rsid="00616776"/>
    </style:style>
    <style:style style:name="T47" style:family="text">
      <style:text-properties officeooo:rsid="0062fa87"/>
    </style:style>
    <style:style style:name="T48" style:family="text">
      <style:text-properties officeooo:rsid="0064f568"/>
    </style:style>
    <style:style style:name="T49" style:family="text">
      <style:text-properties officeooo:rsid="0066d22c"/>
    </style:style>
    <style:style style:name="T50" style:family="text">
      <style:text-properties officeooo:rsid="0068031f"/>
    </style:style>
    <style:style style:name="T51" style:family="text">
      <style:text-properties officeooo:rsid="00680769"/>
    </style:style>
    <style:style style:name="T52" style:family="text">
      <style:text-properties officeooo:rsid="006996f9"/>
    </style:style>
    <style:style style:name="T53" style:family="text">
      <style:text-properties officeooo:rsid="006e8f93"/>
    </style:style>
    <style:style style:name="T54" style:family="text">
      <style:text-properties officeooo:rsid="00710e4b"/>
    </style:style>
    <style:style style:name="T55" style:family="text">
      <style:text-properties officeooo:rsid="00732da8"/>
    </style:style>
    <style:style style:name="T56" style:family="text">
      <style:text-properties officeooo:rsid="0074594e"/>
    </style:style>
    <style:style style:name="T57" style:family="text">
      <style:text-properties officeooo:rsid="00756407"/>
    </style:style>
    <style:style style:name="T58" style:family="text">
      <style:text-properties officeooo:rsid="00771945"/>
    </style:style>
    <style:style style:name="T59" style:family="text">
      <style:text-properties officeooo:rsid="0078bc36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79b805"/>
    </style:style>
    <style:style style:name="T62" style:family="text">
      <style:text-properties officeooo:rsid="007ad8b2"/>
    </style:style>
    <style:style style:name="T63" style:family="text">
      <style:text-properties officeooo:rsid="007b6c06"/>
    </style:style>
    <style:style style:name="T64" style:family="text">
      <style:text-properties officeooo:rsid="007b702a"/>
    </style:style>
    <style:style style:name="T65" style:family="text">
      <style:text-properties officeooo:rsid="007e0e7a"/>
    </style:style>
    <style:style style:name="T66" style:family="text">
      <style:text-properties officeooo:rsid="007fd7a0"/>
    </style:style>
    <style:style style:name="T67" style:family="text">
      <style:text-properties officeooo:rsid="0081969f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officeooo:rsid="0083760b"/>
    </style:style>
    <style:style style:name="T70" style:family="text">
      <style:text-properties officeooo:rsid="0085b946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Programmation objets Java</text:span> :</text:p>
      <text:p text:style-name="P7"/>
      <text:p text:style-name="P12">Cours 1 :</text:p>
      <text:p text:style-name="P8"/>
      <text:p text:style-name="P19">12h CM + 16h TD + 24h TP </text:p>
      <text:p text:style-name="P19">3 CC dont un final :</text:p>
      <text:list text:style-name="L1">
        <text:list-item>
          <text:p text:style-name="P49">CC1 : 50 % papier, 50 % programmation</text:p>
        </text:list-item>
        <text:list-item>
          <text:p text:style-name="P49">?</text:p>
        </text:list-item>
        <text:list-item>
          <text:p text:style-name="P49">CC3 : 25 % QCM &amp; TP, 25 % rapport projet, 50 % code projet</text:p>
        </text:list-item>
      </text:list>
      <text:p text:style-name="P18"/>
      <text:p text:style-name="P23">Apprendre les <text:a xlink:type="simple" xlink:href="../Cours/POO%20Java.pdf" text:style-name="Internet_20_link" text:visited-style-name="Visited_20_Internet_20_Link">bases de Java</text:a></text:p>
      <text:p text:style-name="P18"/>
      <text:p text:style-name="P20">Objectifs :</text:p>
      <text:list text:style-name="L2">
        <text:list-item>
          <text:p text:style-name="P50">Apprendre et appliquer la POO</text:p>
        </text:list-item>
        <text:list-item>
          <text:p text:style-name="P50">Apprendre le langage Java</text:p>
        </text:list-item>
      </text:list>
      <text:p text:style-name="P18"/>
      <text:p text:style-name="P20">Compétences :</text:p>
      <text:list text:style-name="L3">
        <text:list-item>
          <text:p text:style-name="P51">Appliquer POO (encapsulation, polymorphisme, héritage, abstraction…)</text:p>
        </text:list-item>
        <text:list-item>
          <text:p text:style-name="P51">Utiliser un diagramme de classes (UML)</text:p>
        </text:list-item>
        <text:list-item>
          <text:p text:style-name="P51">Programmer en Java</text:p>
        </text:list-item>
      </text:list>
      <text:p text:style-name="P18"/>
      <text:p text:style-name="P21">Informations :</text:p>
      <text:list text:style-name="L4">
        <text:list-item>
          <text:p text:style-name="P52">variables avec un type défini <text:span text:style-name="T3">à la déclaration</text:span></text:p>
        </text:list-item>
        <text:list-item>
          <text:p text:style-name="P53">commentaires : <text:tab/><text:tab/>//<text:tab/><text:tab/>/* */</text:p>
        </text:list-item>
        <text:list-item>
          <text:p text:style-name="P54">bibliothèques</text:p>
        </text:list-item>
        <text:list-item>
          <text:p text:style-name="P54">documentation</text:p>
        </text:list-item>
        <text:list-item>
          <text:p text:style-name="P55">ne pas oublier « <text:span text:style-name="T5">public static void</text:span> main() {} »</text:p>
        </text:list-item>
        <text:list-item>
          <text:p text:style-name="P56"><text:span text:style-name="T6">Python : </text:span>« print() » <text:span text:style-name="T4">⇒</text:span> <text:span text:style-name="T6">Java : </text:span>« System.out.print() »</text:p>
        </text:list-item>
      </text:list>
      <text:p text:style-name="P18"/>
      <text:p text:style-name="P14"/>
      <text:p text:style-name="P13">Cours <text:span text:style-name="T7">2</text:span> :</text:p>
      <text:p text:style-name="P9"/>
      <text:p text:style-name="P22">Sélection multiple : switch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7"><text:span text:style-name="T15">int</text:span> nb = 10;</text:p>
            <text:p text:style-name="P47"><text:span text:style-name="T8">switch</text:span> (nb) {</text:p>
            <text:p text:style-name="P47"><text:tab/><text:span text:style-name="T8">case</text:span> 1:</text:p>
            <text:p text:style-name="P47"><text:tab/><text:tab/>System.out.println(<text:span text:style-name="T14">‘‘un’’</text:span>);</text:p>
            <text:p text:style-name="P47"><text:tab/><text:tab/><text:span text:style-name="T8">break</text:span></text:p>
            <text:p text:style-name="P47"><text:tab/><text:span text:style-name="T8">case</text:span> 2:</text:p>
            <text:p text:style-name="P47"><text:tab/><text:tab/>System.out.println(<text:span text:style-name="T14">‘‘deux’’</text:span>);</text:p>
            <text:p text:style-name="P47"><text:tab/><text:tab/><text:span text:style-name="T8">break</text:span></text:p>
            <text:p text:style-name="P47"><text:tab/><text:span text:style-name="T8">default</text:span>:</text:p>
            <text:p text:style-name="P47"><text:tab/><text:tab/>System.out.println(<text:span text:style-name="T14">‘‘Ce n’est pas le nombre attendu !’’</text:span>);</text:p>
            <text:p text:style-name="P47"><text:tab/><text:tab/><text:span text:style-name="T8">break</text:span></text:p>
            <text:p text:style-name="P47">}</text:p>
          </table:table-cell>
        </table:table-row>
      </table:table>
      <text:p text:style-name="P22"/>
      <text:p text:style-name="P22">Lire un char saisie : <text:span text:style-name="T16">char</text:span><text:span text:style-name="T18"> </text:span><text:span text:style-name="T19">c</text:span><text:span text:style-name="T18"> = (</text:span><text:span text:style-name="T16">char</text:span><text:span text:style-name="T18">) System.in.read();</text:span></text:p>
      <text:p text:style-name="P24"/>
      <text:p text:style-name="P24"><office:annotation office:name="__Annotation__480_3205114818" loext:resolved="false"><dc:creator>Auteur inconnu</dc:creator><dc:date>2024-04-15T10:05:20.615000000</dc:date><text:p text:style-name="P68"><text:span text:style-name="T71">Demander prof</text:span></text:p></office:annotation><text:span text:style-name="T58">?</text:span><text:span text:style-name="T59">abstraction</text:span><office:annotation-end office:name="__Annotation__480_3205114818"/></text:p>
      <text:p text:style-name="P15"/>
      <text:p text:style-name="P16">Cours <text:span text:style-name="T21">3</text:span> :</text:p>
      <text:p text:style-name="P10"/>
      <text:p text:style-name="P25">Les classes en Java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"><text:span text:style-name="T8">import</text:span> <text:span text:style-name="T17">java.util.</text:span><text:span text:style-name="T20">*</text:span><text:span text:style-name="T17">;</text:span></text:p>
            <text:p text:style-name="P25"/>
            <text:p text:style-name="P25"><text:span text:style-name="T8">public</text:span> <text:span text:style-name="T8">class</text:span> <text:span text:style-name="T17">Sensible() {</text:span></text:p>
            <text:p text:style-name="P25"><text:tab/><text:span text:style-name="T8">protected</text:span> <text:span text:style-name="T28">int</text:span> <text:span text:style-name="T17">id;</text:span></text:p>
            <text:p text:style-name="P25"><text:tab/><text:span text:style-name="T8">protected</text:span> <text:span text:style-name="T17">String nom;</text:span></text:p>
            <text:p text:style-name="P25"/>
            <text:p text:style-name="P25"><text:tab/><text:span text:style-name="T8">public</text:span> <text:span text:style-name="T17">String get_info() {</text:span></text:p>
            <text:p text:style-name="P25"><text:tab/><text:tab/><text:span text:style-name="T8">return</text:span> <text:span text:style-name="T17">id +</text:span> <text:span text:style-name="T22">‘‘ : ’’</text:span> <text:span text:style-name="T17">+ nom;</text:span></text:p>
            <text:p text:style-name="P48"><text:tab/>}</text:p>
            <text:p text:style-name="P25"/>
            <text:p text:style-name="P25"><text:tab/><text:span text:style-name="T8">public void</text:span> <text:span text:style-name="T17">create() {</text:span></text:p>
            <text:p text:style-name="P25"><text:tab/><text:tab/><text:span text:style-name="T29">// TODO</text:span></text:p>
            <text:p text:style-name="P25"><text:tab/><text:span text:style-name="T17">}</text:span></text:p>
            <text:p text:style-name="P48">}</text:p>
          </table:table-cell>
        </table:table-row>
      </table:table>
      <text:p text:style-name="P27"/>
      <text:p text:style-name="P28">Peut avoir un <text:span text:style-name="T31">ou plusieurs </text:span>constructor<text:span text:style-name="T31">s </text:span><text:span text:style-name="T32">(permet de construire des objets)</text:span>, un field, etc.</text:p>
      <text:p text:style-name="P29"/>
      <text:p text:style-name="P30">Vocabulaire : <text:span text:style-name="T11">private</text:span><text:span text:style-name="T25"> &gt; </text:span><text:span text:style-name="T12">no modifier</text:span><text:span text:style-name="T25"> &gt; </text:span><text:span text:style-name="T11">protected</text:span><text:span text:style-name="T25"> &gt; </text:span><text:span text:style-name="T11">public</text:span><text:span text:style-name="T25"> [sécurité / </text:span><text:span text:style-name="T26">accessibilité </text:span><text:span text:style-name="T27">restreinte</text:span><text:span text:style-name="T25">], </text:span><text:span text:style-name="T11">e</text:span><text:span text:style-name="T9">xtends</text:span>, <text:span text:style-name="T9">implements</text:span><text:span text:style-name="T23">, </text:span><text:span text:style-name="T10">static</text:span><text:span text:style-name="T24"> (variable de classe)</text:span><text:span text:style-name="T23">, </text:span><text:span text:style-name="T9">implements</text:span><text:span text:style-name="T23"> </text:span><text:span text:style-name="T24">(constante)</text:span>.</text:p>
      <text:p text:style-name="P31"><text:span text:style-name="T60">Getter / setter</text:span> : augmente <text:span text:style-name="T33">la </text:span>sécurité <text:span text:style-name="T33">du </text:span>programme.</text:p>
      <text:p text:style-name="P32">Surcharge de méthode : redéfinir / créer une fonction déjà existante (que en natif?).</text:p>
      <text:p text:style-name="P33"><text:span text:style-name="T34">Méthodes</text:span> pour String : StringBuilder &amp; StringBuffer <text:span text:style-name="T34">(append, delete, insert, replace, etc)</text:span>.</text:p>
      <text:p text:style-name="P34"><text:span text:style-name="T35">self</text:span> == <text:span text:style-name="T9">this</text:span> (peut être <text:span text:style-name="T37">call </text:span>si construct<text:span text:style-name="T37">o</text:span>r même nom <text:span text:style-name="T36">dans même classe</text:span>)</text:p>
      <text:p text:style-name="P35">Tags : <text:span text:style-name="T30">@param</text:span>, <text:span text:style-name="T30">@return</text:span> dans commentaire avant fonction.</text:p>
      <text:p text:style-name="P34"/>
      <text:p text:style-name="P17">Cours <text:span text:style-name="T38">4</text:span> :</text:p>
      <text:p text:style-name="P11"/>
      <text:p text:style-name="P26">Les <text:span text:style-name="T38">constructeurs et les surcharges de méthodes : </text:span><text:span text:style-name="T39">permet de définir plusieurs méthodes avec le même nom et des arguments </text:span><text:span text:style-name="T41">différents</text:span><text:span text:style-name="T39">.</text:span></text:p>
      <text:p text:style-name="P26"/>
      <text:p text:style-name="P36">Méthode <text:span text:style-name="T13">static</text:span>: associée à une classe (pas à une instance), pas besoin de créer d’objets de cette classe (variable qui appelle la fonction).</text:p>
      <text:p text:style-name="P26"/>
      <text:p text:style-name="P37">Héritage : transfert de fonction d’une classe mère vers une classe fille, permet d’éviter les répétitions de code. <text:span text:style-name="T44">Hérite aussi des attributs public et protected de la classe mère. </text:span><text:span text:style-name="T45">L’héritage fonctionne sur plusieurs niveau.</text:span></text:p>
      <text:p text:style-name="P38"><text:span text:style-name="T13">extends</text:span>: utiliser dans classe fille pour donner sa classe mère</text:p>
      <text:p text:style-name="P38">ex : <text:span text:style-name="T13">class</text:span><text:span text:style-name="T43"> ClasseFille </text:span><text:span text:style-name="T13">extends</text:span><text:span text:style-name="T43"> ClasseMere</text:span></text:p>
      <text:p text:style-name="P26"/>
      <text:p text:style-name="P39">Graphique en java : <text:span text:style-name="T13">import</text:span><text:span text:style-name="T43"> java.awt.*;</text:span> (Color &amp; Graphics)</text:p>
      <text:p text:style-name="P26"/>
      <text:p text:style-name="P40"><text:span text:style-name="T46">P</text:span>olymorphisme : <text:span text:style-name="T46">M</text:span>anipuler une classe comme s’il appartenait à une autre. Pour même hiérarchie, peut avoir méthodes identiques avec comportement différents. C’est le JVM qui choisi laquelle des méthodes est exécuter en fonction de la classe de l’objet.</text:p>
      <text:p text:style-name="P40">Interface (base/modèle générale pour un groupe de classe précis)<text:span text:style-name="T61"> </text:span></text:p>
      <text:p text:style-name="P40"/>
      <text:p text:style-name="P42">Super() : <text:span text:style-name="T49">utilisable dans une classe fille. I</text:span>nvoque le constructeur de la classe mère ou appelle une méthode de la classe mère (dite surchargée).</text:p>
      <text:p text:style-name="P40"/>
      <text:p text:style-name="P41">Surclassement (upcasting) : Si une classe B hérite d’une classe A, toute instance de B est <text:span text:style-name="T47">aussi </text:span>instance de A. <text:span text:style-name="T48">Objet surclassé est du type de la référence utilisée pour le désigner.</text:span></text:p>
      <text:p text:style-name="P26"/>
      <text:p text:style-name="P43"><text:span text:style-name="T51">Classe </text:span>Final : interdit <text:span text:style-name="T70">l’</text:span>héritage, <text:span text:style-name="T50">ne peut être redéfinie.</text:span></text:p>
      <text:p text:style-name="P26"/>
      <text:p text:style-name="P66">Classe Abstract : ne peut être instancié mais peut être héritée. </text:p>
      <text:p text:style-name="P66"><text:soft-page-break/><text:span text:style-name="T52">Méthode abstraite : déclarée mais pas implémentée. </text:span>Permet de partager un code commun entre des classes filles.</text:p>
      <text:p text:style-name="P44">Dans le cas d’un héritage multiple, utiliser une <text:span text:style-name="T40">interface</text:span> pour visualiser la structure des méthodes peut aider à résoudre des problèmes.</text:p>
      <text:p text:style-name="P44"/>
      <text:p text:style-name="P44"><text:span text:style-name="T53">Classe </text:span>Interface : [fonctionnalités], contrat implémenté par des classes.</text:p>
      <text:p text:style-name="P44"/>
      <text:p text:style-name="P46">Agrégation <text:span text:style-name="T54">(‘</text:span><text:span text:style-name="T42">a un</text:span><text:span text:style-name="T54">’) : </text:span><text:span text:style-name="T55">se trouve dans le constructeur.</text:span></text:p>
      <text:p text:style-name="P46"><text:span text:style-name="T55">C</text:span>omposition <text:span text:style-name="T54">(‘</text:span><text:span text:style-name="T42">est composé de</text:span><text:span text:style-name="T54">’) : </text:span><text:span text:style-name="T56">initié dans le constructeur, </text:span><text:span text:style-name="T55">peut être un tableau ou une collection.</text:span></text:p>
      <text:p text:style-name="P46">« <text:span text:style-name="T57">une branche doit faire partie de l’arbre ou peut-elle exister en dehors ? »</text:span></text:p>
      <text:p text:style-name="P45"/>
      <text:p text:style-name="P45"/>
      <text:p text:style-name="P67"><text:span text:style-name="T68">Cours personnel :</text:span> note</text:p>
      <text:p text:style-name="P59"/>
      <text:p text:style-name="P59">Associations : <text:span text:style-name="T64">0, 1 ou *</text:span></text:p>
      <text:list xml:id="list3580310023" text:style-name="L6">
        <text:list-item>
          <text:p text:style-name="P60">réflexive : boucle (pointe vers elle-même)</text:p>
        </text:list-item>
        <text:list-item>
          <text:p text:style-name="P60">multiple : plusieurs associations d’une classe vers une autre</text:p>
        </text:list-item>
        <text:list-item>
          <text:p text:style-name="P60">classe-association <text:span text:style-name="T63">(pointillés)</text:span> : fait le lien entre 2 classes (<text:span text:style-name="T67">add infos</text:span>)</text:p>
        </text:list-item>
        <text:list-item>
          <text:p text:style-name="P65">agrégation (losange) : faible (losange vide) → ne dépendent pas forcement l'une de l'autre ; composition <text:span text:style-name="T66">ou forte </text:span>(losange plein) → <text:span text:style-name="T66">dépendent les unes des autres.</text:span></text:p>
        </text:list-item>
        <text:list-item>
          <text:p text:style-name="P60">-aire : (à éviter) relation à plusieurs classes (ternaire, etc)</text:p>
        </text:list-item>
        <text:list-item>
          <text:p text:style-name="P63">hiérarchie (flèche)</text:p>
        </text:list-item>
        <text:list-item>
          <text:p text:style-name="P64">liste chaînée : classe liée entre elles <text:span text:style-name="T69">dans un </text:span>ordre, chaque classe <text:span text:style-name="T65">(nœud) </text:span>ne peut pas connaître les attributs des classes précédentes</text:p>
        </text:list-item>
      </text:list>
      <text:p text:style-name="P45"/>
      <text:p text:style-name="P61">spécialisation : raffiner une classe en une sous-classe <text:span text:style-name="T62">(ajouter des attributs spécifique à un nouveau type de classe)</text:span></text:p>
      <text:p text:style-name="P62">≠</text:p>
      <text:p text:style-name="P61">généralisation : abstraction d’un [classes] en super-classe <text:span text:style-name="T62">(attributs communs à toutes les classes)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loext:opacity="100%"/>
    </style:style>
    <style:style style:name="MP2" style:family="paragraph" style:parent-style-name="Header">
      <style:text-properties fo:color="#808080" loext:opacity="100%" officeooo:rsid="001ec073" officeooo:paragraph-rsid="001ec073"/>
    </style:style>
    <style:style style:name="MP3" style:family="paragraph" style:parent-style-name="Header">
      <style:paragraph-properties fo:text-align="end" style:justify-single-word="false"/>
      <style:text-properties fo:color="#808080" loext:opacity="100%" officeooo:rsid="0022dcb1" officeooo:paragraph-rsid="0022dcb1"/>
    </style:style>
    <style:style style:name="MP4" style:family="paragraph" style:parent-style-name="Header">
      <style:paragraph-properties fo:text-align="end" style:justify-single-word="false"/>
      <style:text-properties fo:color="#808080" loext:opacity="100%" officeooo:rsid="001ec073" officeooo:paragraph-rsid="001ec073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1ec0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<text:span text:style-name="MT1">athan Mir</text:span></text:p>
        <text:p text:style-name="MP2">Licence informatique</text:p>
        <text:p text:style-name="MP3">Mme Claire Leschi</text:p>
        <text:p text:style-name="MP4"><text:date style:data-style-name="N36" text:date-value="2024-02-20T13:37:00.480000274" text:fixed="true">20/02/2024</text:date></text:p>
      </style:header>
      <style:footer>
        <text:p text:style-name="MP5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08:05:52.834000000</meta:creation-date>
    <dc:date>2024-04-16T11:41:11.795000000</dc:date>
    <meta:editing-duration>PT6H48M9S</meta:editing-duration>
    <meta:editing-cycles>96</meta:editing-cycles>
    <meta:generator>LibreOffice/7.4.5.1$Windows_X86_64 LibreOffice_project/9c0871452b3918c1019dde9bfac75448afc4b57f</meta:generator>
    <meta:document-statistic meta:table-count="2" meta:image-count="0" meta:object-count="0" meta:page-count="5" meta:paragraph-count="94" meta:word-count="766" meta:character-count="4614" meta:non-whitespace-character-count="3932"/>
  </office:meta>
</office:document-meta>
</file>